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4" style:family="table-column">
      <style:table-column-properties fo:break-before="auto" style:column-width="6.324cm"/>
    </style:style>
    <style:style style:name="co15" style:family="table-column">
      <style:table-column-properties fo:break-before="auto" style:column-width="6.747cm"/>
    </style:style>
    <style:style style:name="co16" style:family="table-column">
      <style:table-column-properties fo:break-before="auto" style:column-width="6.588cm"/>
    </style:style>
    <style:style style:name="co17" style:family="table-column">
      <style:table-column-properties fo:break-before="auto" style:column-width="3.572cm"/>
    </style:style>
    <style:style style:name="co18" style:family="table-column">
      <style:table-column-properties fo:break-before="auto" style:column-width="3.387cm"/>
    </style:style>
    <style:style style:name="co7" style:family="table-column">
      <style:table-column-properties fo:break-before="auto" style:column-width="1.693cm"/>
    </style:style>
    <style:style style:name="co19" style:family="table-column">
      <style:table-column-properties fo:break-before="auto" style:column-width="5.794cm"/>
    </style:style>
    <style:style style:name="co20" style:family="table-column">
      <style:table-column-properties fo:break-before="auto" style:column-width="4.286cm"/>
    </style:style>
    <style:style style:name="co21" style:family="table-column">
      <style:table-column-properties fo:break-before="auto" style:column-width="6.482cm"/>
    </style:style>
    <style:style style:name="co22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5.662cm"/>
    </style:style>
    <style:style style:name="co13" style:family="table-column">
      <style:table-column-properties fo:break-before="auto" style:column-width="16.722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122cm"/>
    </style:style>
    <style:style style:name="co25" style:family="table-column">
      <style:table-column-properties fo:break-before="auto" style:column-width="2.037cm"/>
    </style:style>
    <style:style style:name="co26" style:family="table-column">
      <style:table-column-properties fo:break-before="auto" style:column-width="2.514cm"/>
    </style:style>
    <style:style style:name="co27" style:family="table-column">
      <style:table-column-properties fo:break-before="auto" style:column-width="3.916cm"/>
    </style:style>
    <style:style style:name="co28" style:family="table-column">
      <style:table-column-properties fo:break-before="auto" style:column-width="16.854cm"/>
    </style:style>
    <style:style style:name="co29" style:family="table-column">
      <style:table-column-properties fo:break-before="auto" style:column-width="2.461cm"/>
    </style:style>
    <style:style style:name="co30" style:family="table-column">
      <style:table-column-properties fo:break-before="auto" style:column-width="5.609cm"/>
    </style:style>
    <style:style style:name="co31" style:family="table-column">
      <style:table-column-properties fo:break-before="auto" style:column-width="5.292cm"/>
    </style:style>
    <style:style style:name="co32" style:family="table-column">
      <style:table-column-properties fo:break-before="auto" style:column-width="10.292cm"/>
    </style:style>
    <style:style style:name="co33" style:family="table-column">
      <style:table-column-properties fo:break-before="auto" style:column-width="6.959cm"/>
    </style:style>
    <style:style style:name="co34" style:family="table-column">
      <style:table-column-properties fo:break-before="auto" style:column-width="5.383cm"/>
    </style:style>
    <style:style style:name="co35" style:family="table-column">
      <style:table-column-properties fo:break-before="auto" style:column-width="11.201cm"/>
    </style:style>
    <style:style style:name="co36" style:family="table-column">
      <style:table-column-properties fo:break-before="auto" style:column-width="5.052cm"/>
    </style:style>
    <style:style style:name="co37" style:family="table-column">
      <style:table-column-properties fo:break-before="auto" style:column-width="3.597cm"/>
    </style:style>
    <style:style style:name="co38" style:family="table-column">
      <style:table-column-properties fo:break-before="auto" style:column-width="7.449cm"/>
    </style:style>
    <style:style style:name="co39" style:family="table-column">
      <style:table-column-properties fo:break-before="auto" style:column-width="2.267cm"/>
    </style:style>
    <style:style style:name="ro2" style:family="table-row">
      <style:table-row-properties style:row-height="0.526cm" fo:break-before="auto" style:use-optimal-row-height="true"/>
    </style:style>
    <style:style style:name="ro1" style:family="table-row">
      <style:table-row-properties style:row-height="0.494cm" fo:break-before="auto" style:use-optimal-row-height="true"/>
    </style:style>
    <style:style style:name="ro9" style:family="table-row">
      <style:table-row-properties style:row-height="1.947cm" fo:break-before="auto" style:use-optimal-row-height="true"/>
    </style:style>
    <style:style style:name="ro10" style:family="table-row">
      <style:table-row-properties style:row-height="2.895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11" style:family="table-row">
      <style:table-row-properties style:row-height="1.473cm" fo:break-before="auto" style:use-optimal-row-height="true"/>
    </style:style>
    <style:style style:name="ro8" style:family="table-row">
      <style:table-row-properties style:row-height="0.494cm" fo:break-before="page" style:use-optimal-row-height="true"/>
    </style:style>
    <style:style style:name="ro12" style:family="table-row">
      <style:table-row-properties style:row-height="0.526cm" fo:break-before="page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3.369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5" style:family="table-cell" style:parent-style-name="Default" style:data-style-name="N0">
      <style:table-cell-properties fo:wrap-option="wrap" style:vertical-align="automatic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wrap-option="wrap" style:vertical-align="automatic"/>
      <style:text-properties fo:color="#ff0000" style:text-position="" fo:font-weight="bold" style:font-weight-asian="bold" style:font-weight-complex="bold"/>
    </style:style>
    <style:style style:name="ce7" style:family="table-cell" style:parent-style-name="Default" style:data-style-name="N0">
      <style:text-properties fo:color="#ff0000"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fo:color="#ff0000" fo:font-weight="bold" style:font-weight-asian="bold" style:font-weight-complex="bold"/>
    </style:style>
    <style:style style:name="ce13" style:family="table-cell" style:parent-style-name="Default" style:data-style-name="N0">
      <style:table-cell-properties fo:wrap-option="wrap" style:vertical-align="automatic"/>
      <style:text-properties fo:color="#b1a0c7"/>
    </style:style>
    <style:style style:name="ce14" style:family="table-cell" style:parent-style-name="Default" style:data-style-name="N0">
      <style:table-cell-properties fo:wrap-option="wrap" style:vertical-align="automatic"/>
      <style:text-properties fo:color="#4f6228"/>
    </style:style>
    <style:style style:name="ce15" style:family="table-cell" style:parent-style-name="Default" style:data-style-name="N0">
      <style:table-cell-properties fo:wrap-option="wrap" style:vertical-align="automatic"/>
      <style:text-properties fo:color="#2300dc" fo:font-weight="bold" style:font-weight-asian="bold" style:font-weight-complex="bold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 style:data-style-name="N0">
      <style:table-cell-properties fo:wrap-option="wrap"/>
    </style:style>
    <style:style style:name="ce18" style:family="table-cell" style:parent-style-name="Default">
      <style:table-cell-properties fo:wrap-option="wrap"/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table table:name="Plan1" table:style-name="ta2">
        <table:table-column table:style-name="co12" table:default-cell-style-name="ce9"/>
        <table:table-column table:style-name="co13" table:default-cell-style-name="ce10"/>
        <table:table-column table:style-name="co23" table:default-cell-style-name="ce9"/>
        <table:table-column table:style-name="co24" table:default-cell-style-name="ce9"/>
        <table:table-column table:style-name="co25" table:default-cell-style-name="ce9"/>
        <table:table-column table:style-name="co26" table:default-cell-style-name="ce9"/>
        <table:table-column table:style-name="co7" table:number-columns-repeated="1018" table:default-cell-style-name="ce9"/>
        <table:table-row table:style-name="ro1">
          <table:table-cell table:style-name="ce7" office:value-type="string">
            <text:p>Requisitos funcionais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8" office:value-type="string">
            <text:p>Depende de</text:p>
          </table:table-cell>
          <table:table-cell table:number-columns-repeated="1020"/>
        </table:table-row>
        <table:table-row table:style-name="ro3">
          <table:table-cell office:value-type="string">
            <text:p>RF01</text:p>
          </table:table-cell>
          <table:table-cell office:value-type="string">
            <text:p>O sistema deve controlar o acervo de livros da biblioteca, registrando os usuários e o itens emprestados, bem como a data de empréstimo e devolução</text:p>
          </table:table-cell>
          <table:table-cell table:style-name="ce10" office:value-type="string">
            <text:p>Alta</text:p>
          </table:table-cell>
          <table:table-cell table:style-name="ce10" table:number-columns-repeated="3"/>
          <table:table-cell table:number-columns-repeated="1018"/>
        </table:table-row>
        <table:table-row table:style-name="ro3">
          <table:table-cell office:value-type="string">
            <text:p>RF02</text:p>
          </table:table-cell>
          <table:table-cell office:value-type="string">
            <text:p>O sistema deve registrar devoluções, indicando quais itens estão sendo devolvidos e se houve ou não atraso na devolução</text:p>
          </table:table-cell>
          <table:table-cell office:value-type="string">
            <text:p>Alta</text:p>
          </table:table-cell>
          <table:table-cell office:value-type="string">
            <text:p>RF01</text:p>
          </table:table-cell>
          <table:table-cell table:number-columns-repeated="1020"/>
        </table:table-row>
        <table:table-row table:style-name="ro1">
          <table:table-cell office:value-type="string">
            <text:p>RF03</text:p>
          </table:table-cell>
          <table:table-cell table:style-name="ce9" office:value-type="string">
            <text:p>Quando um item é devolvido, o sistema deve <text:s/>colocá-lo no carrinho</text:p>
          </table:table-cell>
          <table:table-cell office:value-type="string">
            <text:p>Média</text:p>
          </table:table-cell>
          <table:table-cell office:value-type="string">
            <text:p>RF02</text:p>
          </table:table-cell>
          <table:table-cell table:number-columns-repeated="1020"/>
        </table:table-row>
        <table:table-row table:style-name="ro2">
          <table:table-cell office:value-type="string">
            <text:p>RF04</text:p>
          </table:table-cell>
          <table:table-cell office:value-type="string">
            <text:p>O sistema só deve permitir apenas uma renovação de empréstimo para cada item</text:p>
          </table:table-cell>
          <table:table-cell office:value-type="string">
            <text:p>Alta</text:p>
          </table:table-cell>
          <table:table-cell office:value-type="string">
            <text:p>RN05</text:p>
          </table:table-cell>
          <table:table-cell table:number-columns-repeated="1020"/>
        </table:table-row>
        <table:table-row table:style-name="ro2">
          <table:table-cell office:value-type="string">
            <text:p>RF05</text:p>
          </table:table-cell>
          <table:table-cell office:value-type="string">
            <text:p>Caso haja atraso na devolução o sistema deve <text:s/>calcular e informar os dias de suspensão</text:p>
          </table:table-cell>
          <table:table-cell office:value-type="string">
            <text:p>Alta</text:p>
          </table:table-cell>
          <table:table-cell office:value-type="string">
            <text:p>RN03</text:p>
          </table:table-cell>
          <table:table-cell table:number-columns-repeated="1020"/>
        </table:table-row>
        <table:table-row table:style-name="ro8">
          <table:table-cell office:value-type="string">
            <text:p>RF06</text:p>
          </table:table-cell>
          <table:table-cell table:style-name="ce9" office:value-type="string">
            <text:p>O sistema deve informar aos usuários o histórico de empréstimo, divido por categoria</text:p>
          </table:table-cell>
          <table:table-cell office:value-type="string">
            <text:p>Alta</text:p>
          </table:table-cell>
          <table:table-cell office:value-type="string">
            <text:p>RN11, RF02</text:p>
          </table:table-cell>
          <table:table-cell table:number-columns-repeated="1020"/>
        </table:table-row>
        <table:table-row table:style-name="ro2">
          <table:table-cell office:value-type="string">
            <text:p>RF07</text:p>
          </table:table-cell>
          <table:table-cell office:value-type="string">
            <text:p>O sistema deve aceitar que somente o Administrador e/ou o funcionário possam excluir itens</text:p>
          </table:table-cell>
          <table:table-cell office:value-type="string">
            <text:p>Alta</text:p>
          </table:table-cell>
          <table:table-cell office:value-type="string">
            <text:p>RN09, RF16</text:p>
          </table:table-cell>
          <table:table-cell table:number-columns-repeated="1020"/>
        </table:table-row>
        <table:table-row table:style-name="ro2">
          <table:table-cell office:value-type="string">
            <text:p>RF08</text:p>
          </table:table-cell>
          <table:table-cell office:value-type="string">
            <text:p>O sistema deve aceitar que somente o Administrador e/ou o funcionário cadastrem itens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09</text:p>
          </table:table-cell>
          <table:table-cell office:value-type="string">
            <text:p>O sistema não exclui um item definitivamente, apenas o marca o usuário como inativo por um tempo determinado pelo Administrador</text:p>
          </table:table-cell>
          <table:table-cell office:value-type="string">
            <text:p>Média</text:p>
          </table:table-cell>
          <table:table-cell office:value-type="string">
            <text:p>RN10</text:p>
          </table:table-cell>
          <table:table-cell table:number-columns-repeated="1020"/>
        </table:table-row>
        <table:table-row table:style-name="ro3">
          <table:table-cell office:value-type="string">
            <text:p>RF10</text:p>
          </table:table-cell>
          <table:table-cell office:value-type="string">
            <text:p>O sistema não deve permitir que usuários validados e com empréstimos pendentes sejam excluídos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F11</text:p>
          </table:table-cell>
          <table:table-cell office:value-type="string">
            <text:p>O sistema só deve permitir o empréstimo de itens a alunos validados</text:p>
          </table:table-cell>
          <table:table-cell office:value-type="string">
            <text:p>Alta</text:p>
          </table:table-cell>
          <table:table-cell office:value-type="string">
            <text:p>RN01</text:p>
          </table:table-cell>
          <table:table-cell table:number-columns-repeated="1020"/>
        </table:table-row>
        <table:table-row table:style-name="ro12">
          <table:table-cell office:value-type="string">
            <text:p>RF12</text:p>
          </table:table-cell>
          <table:table-cell office:value-type="string">
            <text:p>Somente o funcionário e/ou Administrador podem validar um usuário</text:p>
          </table:table-cell>
          <table:table-cell office:value-type="string">
            <text:p>Alta</text:p>
          </table:table-cell>
          <table:table-cell office:value-type="string">
            <text:p>RF16</text:p>
          </table:table-cell>
          <table:table-cell table:number-columns-repeated="1020"/>
        </table:table-row>
        <table:table-row table:style-name="ro3">
          <table:table-cell office:value-type="string">
            <text:p>RF13</text:p>
          </table:table-cell>
          <table:table-cell office:value-type="string">
            <text:p>O sistema deve atualizar o status de um item toda vez que este foi devolvido, ou colocado na prateleira</text:p>
          </table:table-cell>
          <table:table-cell office:value-type="string">
            <text:p>Média</text:p>
          </table:table-cell>
          <table:table-cell office:value-type="string">
            <text:p>RF03</text:p>
          </table:table-cell>
          <table:table-cell table:number-columns-repeated="1020"/>
        </table:table-row>
        <table:table-row table:style-name="ro2">
          <table:table-cell office:value-type="string">
            <text:p>RF14</text:p>
          </table:table-cell>
          <table:table-cell office:value-type="string">
            <text:p>O sistema deve informar na consulta o último carrinho em que o item se encontrav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F15</text:p>
          </table:table-cell>
          <table:table-cell office:value-type="string">
            <text:p>O sistema deve bloquear os usuários a cada final de semestre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6</text:p>
          </table:table-cell>
          <table:table-cell office:value-type="string">
            <text:p>O sistema deve possuir a seguinte hierarquia de permissões: Sistema &gt; Administrador &gt; Funcionário &gt; Usuário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F17</text:p>
          </table:table-cell>
          <table:table-cell office:value-type="string">
            <text:p>Caso um item esteja emprestado e não haja livros restantes no acervo, o sistema deve mostrar para o usuário a quantidade de dias restantes para a devolução do item</text:p>
          </table:table-cell>
          <table:table-cell office:value-type="string">
            <text:p>Média</text:p>
          </table:table-cell>
          <table:table-cell office:value-type="string">
            <text:p>RF01, RF02</text:p>
          </table:table-cell>
          <table:table-cell table:number-columns-repeated="1020"/>
        </table:table-row>
        <table:table-row table:style-name="ro2">
          <table:table-cell office:value-type="string">
            <text:p>RF18</text:p>
          </table:table-cell>
          <table:table-cell office:value-type="string">
            <text:p>Somente o Administrador pode gerar relatórios e realizar auditoria</text:p>
          </table:table-cell>
          <table:table-cell/>
          <table:table-cell office:value-type="string">
            <text:p>RF01, RF02</text:p>
          </table:table-cell>
          <table:table-cell table:number-columns-repeated="1020"/>
        </table:table-row>
        <table:table-row table:style-name="ro3">
          <table:table-cell office:value-type="string">
            <text:p>RF19</text:p>
          </table:table-cell>
          <table:table-cell office:value-type="string">
            <text:p>O sistema deve guardar o registro das editoras e produtoras existentes no acervo, sendo que somente o Administrador pode cadastrá-las e/ou excluí-las</text:p>
          </table:table-cell>
          <table:table-cell table:number-columns-repeated="2"/>
          <table:table-cell table:style-name="ce10"/>
          <table:table-cell table:number-columns-repeated="1019"/>
        </table:table-row>
        <table:table-row table:style-name="ro2">
          <table:table-cell office:value-type="string">
            <text:p>RF20</text:p>
          </table:table-cell>
          <table:table-cell office:value-type="string">
            <text:p>O sistema deve zerar o histórico de todos os alunos a cada começo de semest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>
            <text:p>Requisitos não funcionais</text:p>
          </table:table-cell>
          <table:table-cell table:number-columns-repeated="1023"/>
        </table:table-row>
        <table:table-row table:style-name="ro2">
          <table:table-cell office:value-type="string">
            <text:p>Identificador</text:p>
          </table:table-cell>
          <table:table-cell office:value-type="string">
            <text:p>Descrição</text:p>
          </table:table-cell>
          <table:table-cell office:value-type="string">
            <text:p>Categoria</text:p>
          </table:table-cell>
          <table:table-cell office:value-type="string">
            <text:p>Escopo</text:p>
          </table:table-cell>
          <table:table-cell office:value-type="string">
            <text:p>Prioridade</text:p>
          </table:table-cell>
          <table:table-cell office:value-type="string">
            <text:p>Depende de</text:p>
          </table:table-cell>
          <table:table-cell table:number-columns-repeated="1018"/>
        </table:table-row>
        <table:table-row table:style-name="ro1">
          <table:table-cell office:value-type="string">
            <text:p>RNF01</text:p>
          </table:table-cell>
          <table:table-cell table:number-columns-repeated="1023"/>
        </table:table-row>
        <table:table-row table:style-name="ro1">
          <table:table-cell office:value-type="string">
            <text:p>RNF02</text:p>
          </table:table-cell>
          <table:table-cell table:number-columns-repeated="1023"/>
        </table:table-row>
        <table:table-row table:style-name="ro1">
          <table:table-cell office:value-type="string">
            <text:p>RNF03</text:p>
          </table:table-cell>
          <table:table-cell table:number-columns-repeated="1023"/>
        </table:table-row>
        <table:table-row table:style-name="ro1">
          <table:table-cell office:value-type="string">
            <text:p>RNF04</text:p>
          </table:table-cell>
          <table:table-cell table:number-columns-repeated="1023"/>
        </table:table-row>
        <table:table-row table:style-name="ro1">
          <table:table-cell office:value-type="string">
            <text:p>RNF05</text:p>
          </table:table-cell>
          <table:table-cell table:number-columns-repeated="1023"/>
        </table:table-row>
        <table:table-row table:style-name="ro1">
          <table:table-cell office:value-type="string">
            <text:p>RNF06</text:p>
          </table:table-cell>
          <table:table-cell table:number-columns-repeated="1023"/>
        </table:table-row>
        <table:table-row table:style-name="ro1">
          <table:table-cell office:value-type="string">
            <text:p>RNF07</text:p>
          </table:table-cell>
          <table:table-cell table:number-columns-repeated="1023"/>
        </table:table-row>
        <table:table-row table:style-name="ro1">
          <table:table-cell office:value-type="string">
            <text:p>RNF08</text:p>
          </table:table-cell>
          <table:table-cell table:number-columns-repeated="1023"/>
        </table:table-row>
        <table:table-row table:style-name="ro1">
          <table:table-cell office:value-type="string">
            <text:p>RNF09</text:p>
          </table:table-cell>
          <table:table-cell table:number-columns-repeated="102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4">
        <table:table-column table:style-name="co27" table:default-cell-style-name="ce10"/>
        <table:table-column table:style-name="co28" table:default-cell-style-name="ce10"/>
        <table:table-column table:style-name="co29" table:default-cell-style-name="ce10"/>
        <table:table-column table:style-name="co30" table:default-cell-style-name="ce10"/>
        <table:table-column table:style-name="co7" table:number-columns-repeated="8" table:default-cell-style-name="ce10"/>
        <table:table-column table:style-name="co7" table:number-columns-repeated="1012" table:default-cell-style-name="ce9"/>
        <table:table-row table:style-name="ro2">
          <table:table-cell table:style-name="ce12" office:value-type="string">
            <text:p>Regras de Negóci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Identificador</text:p>
          </table:table-cell>
          <table:table-cell table:style-name="ce11" office:value-type="string">
            <text:p>Descrição</text:p>
          </table:table-cell>
          <table:table-cell table:style-name="ce11" office:value-type="string">
            <text:p>Prioridade</text:p>
          </table:table-cell>
          <table:table-cell table:style-name="ce11" office:value-type="string">
            <text:p>Depende de</text:p>
          </table:table-cell>
          <table:table-cell table:number-columns-repeated="1020"/>
        </table:table-row>
        <table:table-row table:style-name="ro2">
          <table:table-cell office:value-type="string">
            <text:p>RN01</text:p>
          </table:table-cell>
          <table:table-cell office:value-type="string">
            <text:p>Os usuários devem comprovar vínculo com a instituição no início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2</text:p>
          </table:table-cell>
          <table:table-cell office:value-type="string">
            <text:p>Cada usuário terá um número de inscrição único que corresponde ao número de <text:s/>matrícula na universidad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03</text:p>
          </table:table-cell>
          <table:table-cell office:value-type="string">
            <text:p>Caso um item seja devolvido com atraso, o sistema irá suspender o usuário pelo dobro de dias correspondentes ao atras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4</text:p>
          </table:table-cell>
          <table:table-cell office:value-type="string">
            <text:p>Itens não podem ser reserva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5</text:p>
          </table:table-cell>
          <table:table-cell office:value-type="string">
            <text:p>O usuário poderá renovar o empréstimo de um item apenas uma vez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6</text:p>
          </table:table-cell>
          <table:table-cell office:value-type="string">
            <text:p><text:s/>O prazo de locação é fixado em 14 dias, podendo ser prorrogado por mais 10 dia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7</text:p>
          </table:table-cell>
          <table:table-cell office:value-type="string">
            <text:p>Somente um funcionário ou administrador podem realizar o empréstimo de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8</text:p>
          </table:table-cell>
          <table:table-cell office:value-type="string">
            <text:p>Somente um funcionário ou administrador podem cadastrar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09</text:p>
          </table:table-cell>
          <table:table-cell office:value-type="string">
            <text:p>Somente o administrador e um funcionário podem excluir/dar baixa em um item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0</text:p>
          </table:table-cell>
          <table:table-cell office:value-type="string">
            <text:p>O sistema não realiza exclusões definitivas, apenas torna o usuário inativo por um período determinado pelo Administrador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1</text:p>
          </table:table-cell>
          <table:table-cell office:value-type="string">
            <text:p>O sistema deve manter um histórico de empréstimos, logo, usuários validados e que tenham feito empréstimos não poderão ser excluíd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2</text:p>
          </table:table-cell>
          <table:table-cell office:value-type="string">
            <text:p>O sistema bloqueia os alunos automaticamente ao final de cada semestre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3</text:p>
          </table:table-cell>
          <table:table-cell office:value-type="string">
            <text:p>O prazo para empréstimo de itens não pode ser alterado, apenas o prazo de prorrogaçã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4</text:p>
          </table:table-cell>
          <table:table-cell office:value-type="string">
            <text:p>Cada usuário terá uma senha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15</text:p>
          </table:table-cell>
          <table:table-cell office:value-type="string">
            <text:p>Os usuários podem consultar os itens disponíveis, bem como o tempo restante para devolução de um item específico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6</text:p>
          </table:table-cell>
          <table:table-cell office:value-type="string">
            <text:p>O sistema deverá mostrar o status de um item, se está em espera ou se está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3">
          <table:table-cell office:value-type="string">
            <text:p>RN17</text:p>
          </table:table-cell>
          <table:table-cell office:value-type="string">
            <text:p>Quando um livro é devolvido, é colocado em um "carrinho" (virtual) para que possa posteriormente ser colocado de volta na prateleira</text:p>
          </table:table-cell>
          <table:table-cell office:value-type="string">
            <text:p>Média</text:p>
          </table:table-cell>
          <table:table-cell table:number-columns-repeated="1021"/>
        </table:table-row>
        <table:table-row table:style-name="ro2">
          <table:table-cell office:value-type="string">
            <text:p>RN18</text:p>
          </table:table-cell>
          <table:table-cell office:value-type="string">
            <text:p>Os itens são divididos em categorias, estas são: Livros, Revistas e CD/DVD</text:p>
          </table:table-cell>
          <table:table-cell office:value-type="string">
            <text:p>Alta</text:p>
          </table:table-cell>
          <table:table-cell table:number-columns-repeated="1021"/>
        </table:table-row>
        <table:table-row table:style-name="ro2">
          <table:table-cell office:value-type="string">
            <text:p>RN19</text:p>
          </table:table-cell>
          <table:table-cell office:value-type="string">
            <text:p>Um usuário só pode possuir no máximo 10 empréstimos simultâneos</text:p>
          </table:table-cell>
          <table:table-cell table:style-name="ce9" office:value-type="string">
            <text:p>Alta</text:p>
          </table:table-cell>
          <table:table-cell table:number-columns-repeated="1021"/>
        </table:table-row>
        <table:table-row table:style-name="ro3">
          <table:table-cell office:value-type="string">
            <text:p>RN20</text:p>
          </table:table-cell>
          <table:table-cell office:value-type="string">
            <text:p>Os históricos de empréstimos devem ser guardados somente para o semestre corrente, ou seja, ao começo de cada semestre o histórico é zerado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31" table:default-cell-style-name="ce10"/>
        <table:table-column table:style-name="co32" table:default-cell-style-name="ce10"/>
        <table:table-column table:style-name="co7" table:number-columns-repeated="6" table:default-cell-style-name="ce10"/>
        <table:table-column table:style-name="co7" table:number-columns-repeated="1016" table:default-cell-style-name="ce9"/>
        <table:table-row table:style-name="ro2">
          <table:table-cell table:style-name="ce12" office:value-type="string">
            <text:p>Modelo dos casos de us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Ator</text:p>
          </table:table-cell>
          <table:table-cell table:style-name="ce11" office:value-type="string">
            <text:p>Descrição</text:p>
          </table:table-cell>
          <table:table-cell table:number-columns-repeated="1022"/>
        </table:table-row>
        <table:table-row table:style-name="ro2">
          <table:table-cell office:value-type="string">
            <text:p>Usuário</text:p>
          </table:table-cell>
          <table:table-cell office:value-type="string">
            <text:p>Representa os alunos da universidade </text:p>
          </table:table-cell>
          <table:table-cell table:number-columns-repeated="1022"/>
        </table:table-row>
        <table:table-row table:style-name="ro3">
          <table:table-cell office:value-type="string">
            <text:p>Funcionário</text:p>
          </table:table-cell>
          <table:table-cell office:value-type="string">
            <text:p>Representa os funcionários da biblioteca, responsáveis pela manutenção dos itens do acervo</text:p>
          </table:table-cell>
          <table:table-cell table:number-columns-repeated="1022"/>
        </table:table-row>
        <table:table-row table:style-name="ro11">
          <table:table-cell office:value-type="string">
            <text:p>Administrador</text:p>
          </table:table-cell>
          <table:table-cell office:value-type="string">
            <text:p>Representa o gerente/diretor da biblioteca, reponsável pela manutenção de contatos externos e controle dos alun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2" office:value-type="string">
            <text:p>Subsistemas</text:p>
          </table:table-cell>
          <table:table-cell table:number-columns-repeated="1023"/>
        </table:table-row>
        <table:table-row table:style-name="ro2">
          <table:table-cell office:value-type="string">
            <text:p>Controle do acervo</text:p>
          </table:table-cell>
          <table:table-cell table:number-columns-repeated="1023"/>
        </table:table-row>
        <table:table-row table:style-name="ro2">
          <table:table-cell office:value-type="string">
            <text:p>Atendimento</text:p>
          </table:table-cell>
          <table:table-cell table:number-columns-repeated="1023"/>
        </table:table-row>
        <table:table-row table:style-name="ro2">
          <table:table-cell office:value-type="string">
            <text:p>Boqueio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2" office:value-type="string">
            <text:p>Casos de Uso</text:p>
          </table:table-cell>
          <table:table-cell table:number-columns-repeated="1023"/>
        </table:table-row>
        <table:table-row table:style-name="ro2">
          <table:table-cell office:value-type="string">
            <text:p>Prorrogar empréstimo</text:p>
          </table:table-cell>
          <table:table-cell table:number-columns-repeated="1023"/>
        </table:table-row>
        <table:table-row table:style-name="ro2">
          <table:table-cell office:value-type="string">
            <text:p>Consultar item</text:p>
          </table:table-cell>
          <table:table-cell table:number-columns-repeated="1023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2">
          <table:table-cell office:value-type="string">
            <text:p>Excluir usuário</text:p>
          </table:table-cell>
          <table:table-cell table:number-columns-repeated="1023"/>
        </table:table-row>
        <table:table-row table:style-name="ro2">
          <table:table-cell office:value-type="string">
            <text:p>Excluir item</text:p>
          </table:table-cell>
          <table:table-cell table:number-columns-repeated="1023"/>
        </table:table-row>
        <table:table-row table:style-name="ro2">
          <table:table-cell office:value-type="string">
            <text:p>Gerar relatório</text:p>
          </table:table-cell>
          <table:table-cell table:number-columns-repeated="1023"/>
        </table:table-row>
        <table:table-row table:style-name="ro2">
          <table:table-cell office:value-type="string">
            <text:p>Calcular dias de suspensão</text:p>
          </table:table-cell>
          <table:table-cell table:number-columns-repeated="1023"/>
        </table:table-row>
        <table:table-row table:style-name="ro2">
          <table:table-cell office:value-type="string">
            <text:p>Consultar clientes em atraso</text:p>
          </table:table-cell>
          <table:table-cell table:number-columns-repeated="1023"/>
        </table:table-row>
        <table:table-row table:style-name="ro2">
          <table:table-cell office:value-type="string">
            <text:p>Cadastrar editora/produtor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item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revista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livro</text:p>
          </table:table-cell>
          <table:table-cell table:number-columns-repeated="1023"/>
        </table:table-row>
        <table:table-row table:style-name="ro2">
          <table:table-cell table:style-name="ce13" office:value-type="string">
            <text:p>Cadastrar CD/DVD</text:p>
          </table:table-cell>
          <table:table-cell table:number-columns-repeated="1023"/>
        </table:table-row>
        <table:table-row table:style-name="ro2">
          <table:table-cell office:value-type="string">
            <text:p>Atualizar status de item</text:p>
          </table:table-cell>
          <table:table-cell table:number-columns-repeated="1023"/>
        </table:table-row>
        <table:table-row table:style-name="ro2">
          <table:table-cell office:value-type="string">
            <text:p>Bloquear usuário</text:p>
          </table:table-cell>
          <table:table-cell table:number-columns-repeated="1023"/>
        </table:table-row>
        <table:table-row table:style-name="ro2">
          <table:table-cell office:value-type="string">
            <text:p>Cadastrar usuário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Devolver item</text:p>
          </table:table-cell>
          <table:table-cell table:number-columns-repeated="1023"/>
        </table:table-row>
        <table:table-row table:style-name="ro2">
          <table:table-cell table:style-name="ce14" office:value-type="string">
            <text:p>Adicionar item ao carrinho</text:p>
          </table:table-cell>
          <table:table-cell table:number-columns-repeated="1023"/>
        </table:table-row>
        <table:table-row table:style-name="ro2">
          <table:table-cell office:value-type="string">
            <text:p>Zerar histórico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4" table:style-name="ta3"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7" table:number-columns-repeated="7" table:default-cell-style-name="ce4"/>
        <table:table-column table:style-name="co7" table:number-columns-repeated="1012" table:default-cell-style-name="ce3"/>
        <table:table-row table:style-name="ro2">
          <table:table-cell table:style-name="ce6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19"/>
        </table:table-row>
        <table:table-row table:style-name="ro9">
          <table:table-cell office:value-type="string">
            <text:p>Cadastrar item</text:p>
          </table:table-cell>
          <table:table-cell office:value-type="string">
            <text:p>I,A,E,C</text:p>
          </table:table-cell>
          <table:table-cell office:value-type="string">
            <text:p>[I] Informar: nome, autor, descrição, ano de publicação, <text:s/>edição, descrição <text:s/>[E] Um item não pode ser excluído se estiver emprestado</text:p>
          </table:table-cell>
          <table:table-cell/>
          <table:table-cell office:value-type="string">
            <text:p>Item</text:p>
          </table:table-cell>
          <table:table-cell table:number-columns-repeated="1019"/>
        </table:table-row>
        <table:table-row table:style-name="ro10">
          <table:table-cell office:value-type="string">
            <text:p>Cadastrar editora/produtora</text:p>
          </table:table-cell>
          <table:table-cell office:value-type="string">
            <text:p>I,A,E,C</text:p>
          </table:table-cell>
          <table:table-cell office:value-type="string">
            <text:p>[I] Informar: nome, endereço, telefone, fax, CNPJ, Inscrição Estadual, data de criação, e-mail [E] Uma produtora/editora não pode ser excluída se um de seus itens estiver emprestado</text:p>
          </table:table-cell>
          <table:table-cell/>
          <table:table-cell office:value-type="string">
            <text:p>Contatos externos, Editora, Produtora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5" office:value-type="string">
            <text:p>Casos de uso de Consul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9">
          <table:table-cell office:value-type="string">
            <text:p>Consultar item</text:p>
          </table:table-cell>
          <table:table-cell office:value-type="string">
            <text:p>As consultas podem ser feitas por nome, informando o nome completo ou parte dele, ano de publicação ou autor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3">
          <table:table-cell office:value-type="string">
            <text:p>Consultar usuários</text:p>
          </table:table-cell>
          <table:table-cell office:value-type="string">
            <text:p>Somente o Administrador pode realizar tais consultas</text:p>
          </table:table-cell>
          <table:table-cell/>
          <table:table-cell office:value-type="string">
            <text:p>Alunos</text:p>
          </table:table-cell>
          <table:table-cell table:number-columns-repeated="1020"/>
        </table:table-row>
        <table:table-row table:style-name="ro2">
          <table:table-cell office:value-type="string">
            <text:p>Visualizar histórico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5" office:value-type="string">
            <text:p>Casos de uso de Exclusã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Excluir item</text:p>
          </table:table-cell>
          <table:table-cell table:number-columns-repeated="2"/>
          <table:table-cell office:value-type="string">
            <text:p>Ite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atualização</text:p>
          </table:table-cell>
          <table:table-cell table:style-name="ce5" office:value-type="string">
            <text:p>Observaçõe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Atualizar status de item</text:p>
          </table:table-cell>
          <table:table-cell office:value-type="string">
            <text:p>Quando um item é devolvido ou colocado na prateleira, seu status é atualizado</text:p>
          </table:table-cell>
          <table:table-cell/>
          <table:table-cell office:value-type="string">
            <text:p>Item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3"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7" table:number-columns-repeated="4" table:default-cell-style-name="ce4"/>
        <table:table-column table:style-name="co7" table:number-columns-repeated="1016" table:default-cell-style-name="ce3"/>
        <table:table-row table:style-name="ro2">
          <table:table-cell table:style-name="ce6" office:value-type="string">
            <text:p>Subsistema Atendiment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cadastra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Cadastrar usuário</text:p>
          </table:table-cell>
          <table:table-cell office:value-type="string">
            <text:p>I,A,E,C</text:p>
          </table:table-cell>
          <table:table-cell/>
          <table:table-cell office:value-type="string">
            <text:p>Pessoa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6" office:value-type="string">
            <text:p>Subsistema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s de uso de bloquei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5" office:value-type="string">
            <text:p>Caso de Uso</text:p>
          </table:table-cell>
          <table:table-cell table:style-name="ce5" office:value-type="string">
            <text:p>Ações possíveis</text:p>
          </table:table-cell>
          <table:table-cell table:style-name="ce5" office:value-type="string">
            <text:p>Requisitos</text:p>
          </table:table-cell>
          <table:table-cell table:style-name="ce5" office:value-type="string">
            <text:p>Classes</text:p>
          </table:table-cell>
          <table:table-cell table:number-columns-repeated="1020"/>
        </table:table-row>
        <table:table-row table:style-name="ro2">
          <table:table-cell office:value-type="string">
            <text:p>Bloquear usuário</text:p>
          </table:table-cell>
          <table:table-cell office:value-type="string">
            <text:p>A</text:p>
          </table:table-cell>
          <table:table-cell/>
          <table:table-cell office:value-type="string">
            <text:p>Aluno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3">
        <table:table-column table:style-name="co33" table:default-cell-style-name="ce10"/>
        <table:table-column table:style-name="co34" table:default-cell-style-name="ce10"/>
        <table:table-column table:style-name="co35" table:default-cell-style-name="ce10"/>
        <table:table-column table:style-name="co7" table:number-columns-repeated="5" table:default-cell-style-name="ce10"/>
        <table:table-column table:style-name="co7" table:number-columns-repeated="13" table:default-cell-style-name="ce17"/>
        <table:table-column table:style-name="co7" table:number-columns-repeated="1003" table:default-cell-style-name="ce9"/>
        <table:table-row table:style-name="ro2">
          <table:table-cell table:style-name="ce12" office:value-type="string">
            <text:p>Subsistema Controle de Acerv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item</text:p>
          </table:table-cell>
          <table:table-cell table:number-columns-repeated="1023"/>
        </table:table-row>
        <table:table-row table:style-name="ro1">
          <table:table-cell/>
          <table:table-cell table:style-name="ce11"/>
          <table:table-cell table:number-columns-repeated="1022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2">
          <table:table-cell office:value-type="string">
            <text:p><text:s/></text:p>
          </table:table-cell>
          <table:table-cell table:number-columns-repeated="1023"/>
        </table:table-row>
        <table:table-row table:style-name="ro11">
          <table:table-cell office:value-type="string">
            <text:p>Incluir item</text:p>
          </table:table-cell>
          <table:table-cell/>
          <table:table-cell office:value-type="string">
            <text:p>1. O funcionário insere os dados do item a ser cadastrado 2. O funcionário informa a categoria do item 3. O funcionário confirma o cadastro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office:value-type="string">
            <text:p>Incluir item</text:p>
          </table:table-cell>
          <table:table-cell office:value-type="string">
            <text:p>2. Informar categoria </text:p>
          </table:table-cell>
          <table:table-cell office:value-type="string">
            <text:p>2a. Caso o item seja um livro, o funcionário informa o ISBN 2b. Caso o item seja uma revista o funcionário informa o ISSN 2c. Caso o item seja um CD/DVD o funcionário informa o número de séri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item</text:p>
          </table:table-cell>
          <table:table-cell office:value-type="string">
            <text:p>3. O item já exite</text:p>
          </table:table-cell>
          <table:table-cell office:value-type="string">
            <text:p>3a. Caso o item já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adastrar Editora/Produtora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Incluir Editora</text:p>
          </table:table-cell>
          <table:table-cell/>
          <table:table-cell office:value-type="string">
            <text:p>1. O Administrador insere os dados da editora 2. O administrador confirma o cadastro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/>
          <table:table-cell office:value-type="string">
            <text:p>1. O Administrador insere os dados da produtora 2. O administrador confirma o cadast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Incluir Editora</text:p>
          </table:table-cell>
          <table:table-cell office:value-type="string">
            <text:p>2. Editora já existe</text:p>
          </table:table-cell>
          <table:table-cell office:value-type="string">
            <text:p>2a. Caso a editora já esteja cadastrada, o sistema exibirá uma tela informando a ocorrência</text:p>
          </table:table-cell>
          <table:table-cell table:number-columns-repeated="1021"/>
        </table:table-row>
        <table:table-row table:style-name="ro3">
          <table:table-cell office:value-type="string">
            <text:p>Incluir Produtora</text:p>
          </table:table-cell>
          <table:table-cell office:value-type="string">
            <text:p>2. Produtora já existe</text:p>
          </table:table-cell>
          <table:table-cell office:value-type="string">
            <text:p>2a. Caso a produtora já esteja cadastrada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deve estar cadastrado</text:p>
          </table:table-cell>
          <table:table-cell office:value-type="string">
            <text:p>1. O usuário informa o filtro(ano, nome, autor) para consulta 2. O sistema retorna o item deseja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item</text:p>
          </table:table-cell>
          <table:table-cell office:value-type="string">
            <text:p>1. Item não existe</text:p>
          </table:table-cell>
          <table:table-cell office:value-type="string">
            <text:p>2a. Caso o item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Consultar usuários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office:value-type="string">
            <text:p>1. O usuário deve estar cadastrado</text:p>
          </table:table-cell>
          <table:table-cell office:value-type="string">
            <text:p>1. O administrador informa o nome do usuário 2. o sistema retorna as dados completos do usuári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ventos variante</text:p>
          </table:table-cell>
          <table:table-cell table:style-name="ce11" office:value-type="string">
            <text:p>Variante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isualizar usuários</text:p>
          </table:table-cell>
          <table:table-cell office:value-type="string">
            <text:p>1. Usuário em atraso</text:p>
          </table:table-cell>
          <table:table-cell office:value-type="string">
            <text:p>1. O Administrador informa a matrícula do usuário 2. O sistema retorna os itens e os dias em atraso correspondentes a cada ite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isualizar usuários</text:p>
          </table:table-cell>
          <table:table-cell table:style-name="ce16" office:value-type="string">
            <text:p>1. Usuário não existe</text:p>
          </table:table-cell>
          <table:table-cell table:style-name="ce16" office:value-type="string">
            <text:p>1. Caso o usuário não esteja cadastrado, o sistema exibirá uma tela informando a ocorrência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15" office:value-type="string">
            <text:p>Descrição do caso de Uso Visualiz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Consultar histórico</text:p>
          </table:table-cell>
          <table:table-cell office:value-type="string">
            <text:p>1. O usuário deve ter realizado pelo menos um empréstimo</text:p>
          </table:table-cell>
          <table:table-cell office:value-type="string">
            <text:p>1. O usuário seleciona a opção visualizar histórico 2. O sistema retorna os itens que o usuário pegou emprestado no semestre corrente, bem como as informações referentes a cada empréstim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1">
          <table:table-cell office:value-type="string">
            <text:p>Consultar histórico</text:p>
          </table:table-cell>
          <table:table-cell office:value-type="string">
            <text:p>1. usuário nunca realizou empréstimo</text:p>
          </table:table-cell>
          <table:table-cell office:value-type="string">
            <text:p>1a. Caso o usuário nunca tenha realizado um empréstimo no semestre corrente o sistema exibirá uma tela informando a ocorrênci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Excluir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office:value-type="string">
            <text:p>Excluir CD/DVD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número de série do CD/DVD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livro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BN do livro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9">
          <table:table-cell office:value-type="string">
            <text:p>Excluir revista</text:p>
          </table:table-cell>
          <table:table-cell office:value-type="string">
            <text:p>O item deve estar cadastrado</text:p>
          </table:table-cell>
          <table:table-cell office:value-type="string">
            <text:p>1. O administrador informa o ISSN da revista 2. O sistema exibe o item desejado e pede uma confirmação 3. O administrador confirma e o item é excluí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Excluir CD/DVD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número de série novamente</text:p>
          </table:table-cell>
          <table:table-cell table:number-columns-repeated="1021"/>
        </table:table-row>
        <table:table-row table:style-name="ro11">
          <table:table-cell office:value-type="string">
            <text:p>Excluir livro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BN novamente</text:p>
          </table:table-cell>
          <table:table-cell table:number-columns-repeated="1021"/>
        </table:table-row>
        <table:table-row table:style-name="ro11">
          <table:table-cell office:value-type="string">
            <text:p>Excluir revista</text:p>
          </table:table-cell>
          <table:table-cell office:value-type="string">
            <text:p>Item inexistente</text:p>
          </table:table-cell>
          <table:table-cell office:value-type="string">
            <text:p>1a. Caso o item não seja encontrado, o sistema exibe uma tela informando o erro e pedindo para digitar o ISSN novament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Atualizar status de item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3">
          <table:table-cell office:value-type="string">
            <text:p>Colocar item no carrinho</text:p>
          </table:table-cell>
          <table:table-cell office:value-type="string">
            <text:p>O item deve ter sido devolvido</text:p>
          </table:table-cell>
          <table:table-cell office:value-type="string">
            <text:p>1. Quando o funcionário realiza a devolução de um item, este deve informa o número do carrinho de destino do respectivo livro 2. O sistema marca o item como “No carrinho X”, onde 'X' é o número do carrinho</text:p>
          </table:table-cell>
          <table:table-cell table:number-columns-repeated="1021"/>
        </table:table-row>
        <table:table-row table:style-name="ro14">
          <table:table-cell office:value-type="string">
            <text:p>Colocar item na prateleira</text:p>
          </table:table-cell>
          <table:table-cell office:value-type="string">
            <text:p>O item deve estar cadastrado</text:p>
          </table:table-cell>
          <table:table-cell office:value-type="string">
            <text:p>1. Quando o funcionário movimentar itens do carrinho para a prateleira, aperta o botão “dar baixa” no carrinho 'X' 2. Os itens contidos no carrinho 'X' são marcados como “na prateleira” 3. O sistema guarda o último carrinho de cada item 4. O sistema disponibiliza essa informação para consulta dos usuários</text:p>
          </table:table-cell>
          <table:table-cell table:number-columns-repeated="1021"/>
        </table:table-row>
        <table:table-row table:style-name="ro9">
          <table:table-cell table:style-name="Default" office:value-type="string">
            <text:p>Prorrogação de empréstimo</text:p>
          </table:table-cell>
          <table:table-cell table:style-name="ce16" office:value-type="string">
            <text:p>O item deve estar emprestado</text:p>
          </table:table-cell>
          <table:table-cell table:style-name="ce16" office:value-type="string">
            <text:p>1. Quando um usuário prorroga o empréstimo de algum item, o sistema atualiza o status para “prorrogado”. 2. O sistema disponibiliza para consulta a nova data de devolução do item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Colocar item no carrinho</text:p>
          </table:table-cell>
          <table:table-cell table:style-name="ce16" office:value-type="string">
            <text:p>O carrinho está cheio</text:p>
          </table:table-cell>
          <table:table-cell table:style-name="ce16" office:value-type="string">
            <text:p>1a. Caso o carrinho esteja cheio, o sistema exibe uma tela informando o erro e pedindo par ao funcionário escolher outro carrinho</text:p>
          </table:table-cell>
          <table:table-cell table:number-columns-repeated="1021"/>
        </table:table-row>
        <table:table-row table:style-name="ro11">
          <table:table-cell office:value-type="string">
            <text:p>Colocar item na prateleira</text:p>
          </table:table-cell>
          <table:table-cell table:style-name="ce16" office:value-type="string">
            <text:p>O carrinho está vazio</text:p>
          </table:table-cell>
          <table:table-cell table:style-name="ce16" office:value-type="string">
            <text:p>1a. Caso a prateleira esteja cheia, o sistema exibe uma tela informando o erro e pedindo par ao funcionário escolher outro carrinho</text:p>
          </table:table-cell>
          <table:table-cell table:number-columns-repeated="1021"/>
        </table:table-row>
        <table:table-row table:style-name="ro1">
          <table:table-cell table:style-name="Default"/>
          <table:table-cell table:style-name="ce16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Descrição do caso de Uso Zerar históric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O usuário deve possuir histórico</text:p>
          </table:table-cell>
          <table:table-cell office:value-type="string">
            <text:p>1a. Ao final de cada semestre o sistema apaga, automaticamente, o histórico de todos os usuários.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Apagar histórico do usuário</text:p>
          </table:table-cell>
          <table:table-cell office:value-type="string">
            <text:p>Histórico vazio</text:p>
          </table:table-cell>
          <table:table-cell office:value-type="string">
            <text:p>1a. Caso o histórico de um usuário esteja vazio, o sistema não faz nada</text:p>
          </table:table-cell>
          <table:table-cell table:number-columns-repeated="1021"/>
        </table:table-row>
        <table:table-row table:style-name="ro1">
          <table:table-cell table:style-name="ce16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Descrição do caso de Uso Devolver item</text:p>
          </table:table-cell>
          <table:table-cell table:style-name="ce16" table:number-columns-repeated="2"/>
          <table:table-cell table:number-columns-repeated="1021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9">
          <table:table-cell table:style-name="ce16" office:value-type="string">
            <text:p>Devolução de item</text:p>
          </table:table-cell>
          <table:table-cell table:style-name="ce16" office:value-type="string">
            <text:p>O item deve ter sido emprestado</text:p>
          </table:table-cell>
          <table:table-cell table:style-name="ce16" office:value-type="string">
            <text:p>1. O funcionário informa o identificador do livro 2. O funcionário pede para o aluno digitar matrícula e senha. 3 O sistema exibe uma tela com as informações sobre aquele empréstimo 4. O item é marcado como “no Carrinho”</text:p>
          </table:table-cell>
          <table:table-cell table:number-columns-repeated="1021"/>
        </table:table-row>
        <table:table-row table:style-name="ro1">
          <table:table-cell table:style-name="ce11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Descrição do caso de Uso Validar usuário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11">
          <table:table-cell office:value-type="string">
            <text:p>Validar usuário</text:p>
          </table:table-cell>
          <table:table-cell office:value-type="string">
            <text:p>O usuário deve estar cadastrado</text:p>
          </table:table-cell>
          <table:table-cell office:value-type="string">
            <text:p>1. O funcionário informa a matrícula do usuário. 2. O sistema retorna com os dados do usuário. 3. O funcionário aperta o botão “Validar usuário”. 4. O sistema valida o usuário</text:p>
          </table:table-cell>
          <table:table-cell table:number-columns-repeated="1021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Validar usuário</text:p>
          </table:table-cell>
          <table:table-cell office:value-type="string">
            <text:p>Usuário já validado</text:p>
          </table:table-cell>
          <table:table-cell office:value-type="string">
            <text:p>3a. Caso o usuário já esteja validado, o sistema retornará uma tela informando o carr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15" office:value-type="string">
            <text:p>Descrição do caso de Uso Prorrogar empréstimo</text:p>
          </table:table-cell>
          <table:table-cell table:number-columns-repeated="1023"/>
        </table:table-row>
        <table:table-row table:style-name="ro2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Estender período de empréstimo</text:p>
          </table:table-cell>
          <table:table-cell office:value-type="string">
            <text:p>O usuário deve possuir itens em seu nome</text:p>
          </table:table-cell>
          <table:table-cell office:value-type="string">
            <text:p>1. usuário seleciona o botão “prorrogar empréstimo” 2. O sistema prorroga o empréstimo por um tempo estipulado.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1021"/>
        </table:table-row>
        <table:table-row table:style-name="ro3">
          <table:table-cell office:value-type="string">
            <text:p>Estender período de empréstimo</text:p>
          </table:table-cell>
          <table:table-cell office:value-type="string">
            <text:p>1. Item já foi prorrogado</text:p>
          </table:table-cell>
          <table:table-cell office:value-type="string">
            <text:p>1. Caso o empréstimo do time já tenha sido prorrogado, o sistema exibe uma mensagem informando o erro</text:p>
          </table:table-cell>
          <table:table-cell table:number-columns-repeated="1021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7" table:style-name="ta5"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number-columns-repeated="3" table:default-cell-style-name="ce16"/>
        <table:table-row table:style-name="ro2">
          <table:table-cell table:style-name="ce18" office:value-type="string">
            <text:p>Subsistema Atendiment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Cadastr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11">
          <table:table-cell office:value-type="string">
            <text:p>Incluir usuário</text:p>
          </table:table-cell>
          <table:table-cell office:value-type="string">
            <text:p>1. O usuário não pode estar cadastrado</text:p>
          </table:table-cell>
          <table:table-cell office:value-type="string">
            <text:p>1. O funcionário insere os dados do usuário. 2. O funcionário aperta o botão “Cadastrar”. 3. O usuário é cadastrado</text:p>
          </table:table-cell>
          <table:table-cell table:number-columns-repeated="3"/>
        </table:table-row>
        <table:table-row table:style-name="ro13">
          <table:table-cell office:value-type="string">
            <text:p>Excluir usuário</text:p>
          </table:table-cell>
          <table:table-cell office:value-type="string">
            <text:p>1. O usuário deve estar cadastrado</text:p>
          </table:table-cell>
          <table:table-cell office:value-type="string">
            <text:p>1. O funcionário informa a matrícula do usuário a ser excluído. 2. O sistema exibe uma tela com os dados do usuário e pedindo confirmação 3. O funcionário confirma 4. O usuário é excluído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Incluir usuário</text:p>
          </table:table-cell>
          <table:table-cell office:value-type="string">
            <text:p>1. Usuário já existe</text:p>
          </table:table-cell>
          <table:table-cell office:value-type="string">
            <text:p>2a. Caso o usuário já exista, o sistema exibe uma tela informando o erro</text:p>
          </table:table-cell>
          <table:table-cell table:number-columns-repeated="3"/>
        </table:table-row>
        <table:table-row table:style-name="ro3">
          <table:table-cell office:value-type="string">
            <text:p>Excluir usuário</text:p>
          </table:table-cell>
          <table:table-cell office:value-type="string">
            <text:p>1. Usuário não existe</text:p>
          </table:table-cell>
          <table:table-cell office:value-type="string">
            <text:p>2a. Caso o usuário não exista, o sistema exibe uma tela informando o erro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style-name="ce15" office:value-type="string">
            <text:p>Descrição do caso de Uso Devolver item</text:p>
          </table:table-cell>
          <table:table-cell table:style-name="Default" table:number-columns-repeated="2"/>
          <table:table-cell table:number-columns-repeated="3"/>
        </table:table-row>
        <table:table-row table:style-name="ro1" table:number-rows-repeated="6">
          <table:table-cell table:style-name="Default" table:number-columns-repeated="3"/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8" office:value-type="string">
            <text:p>Subsistema Bloqueio</text:p>
          </table:table-cell>
          <table:table-cell table:number-columns-repeated="5"/>
        </table:table-row>
        <table:table-row table:style-name="ro3">
          <table:table-cell table:style-name="ce15" office:value-type="string">
            <text:p>Descrição do caso de Uso Bloquear usuário</text:p>
          </table:table-cell>
          <table:table-cell table:number-columns-repeated="5"/>
        </table:table-row>
        <table:table-row table:style-name="ro3">
          <table:table-cell table:style-name="ce11" office:value-type="string">
            <text:p>Fluxo De eventos normais</text:p>
          </table:table-cell>
          <table:table-cell table:style-name="ce11" office:value-type="string">
            <text:p>Precondi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precisa estar validado</text:p>
          </table:table-cell>
          <table:table-cell office:value-type="string">
            <text:p>1. O sistema bloqueia todos os usuários validados ao final do semestre</text:p>
          </table:table-cell>
          <table:table-cell table:number-columns-repeated="3"/>
        </table:table-row>
        <table:table-row table:style-name="ro2">
          <table:table-cell table:style-name="ce11" office:value-type="string">
            <text:p>Fluxo de exceção</text:p>
          </table:table-cell>
          <table:table-cell table:style-name="ce11" office:value-type="string">
            <text:p>Exceção</text:p>
          </table:table-cell>
          <table:table-cell table:style-name="ce11" office:value-type="string">
            <text:p>Descrição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bloqueado</text:p>
          </table:table-cell>
          <table:table-cell office:value-type="string">
            <text:p>1a. Caso o usuário já esteja bloqueado, o sistema não faz nada</text:p>
          </table:table-cell>
          <table:table-cell table:number-columns-repeated="3"/>
        </table:table-row>
        <table:table-row table:style-name="ro3">
          <table:table-cell office:value-type="string">
            <text:p>Tornar usuário inativo</text:p>
          </table:table-cell>
          <table:table-cell office:value-type="string">
            <text:p>usuário não validado</text:p>
          </table:table-cell>
          <table:table-cell office:value-type="string">
            <text:p>1a. Caso o usuário não esteja validado, o sistema não faz nada</text:p>
          </table:table-cell>
          <table:table-cell table:number-columns-repeated="3"/>
        </table:table-row>
        <table:table-row table:style-name="ro1" table:number-rows-repeated="1048549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5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1">21/06/2012</text:date>, <text:time>22:42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Jass</meta:initial-creator>
    <dc:creator>Danilo </dc:creator>
    <meta:creation-date>2012-06-15T19:54:00Z</meta:creation-date>
    <dc:date>2012-06-21T22:42:43</dc:date>
    <meta:editing-cycles>70</meta:editing-cycles>
    <meta:editing-duration>PT9H10M11S</meta:editing-duration>
    <meta:document-statistic meta:table-count="7" meta:cell-count="460" meta:object-count="0"/>
  </office:meta>
</office:document-meta>
</file>